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 am at default</text:p>
      <text:p text:style-name="Standard">I am at default</text:p>
      <text:p text:style-name="Standard">I am at default</text:p>
      <text:p text:style-name="Standard">........aaaaaaaa............</text:p>
      <text:p text:style-name="Standard">{"visibilityFilter":"SHOW_ALL","todos":[{"text":"hi kirthi here","completed":false}]}</text:p>
      <text:p text:style-name="Standard">........aaaaaaaa............</text:p>
      <text:p text:style-name="Standard">{ visibilityFilter: 'SHOW_ALL',</text:p>
      <text:p text:style-name="Standard"><text:s text:c="2"/>todos:</text:p>
      <text:p text:style-name="Standard"><text:s text:c="3"/>[ { text: 'hi kirthi here', completed: false },</text:p>
      <text:p text:style-name="Standard"><text:s text:c="5"/>{ text: 'Learn about reducers', completed: false } ] }</text:p>
      <text:p text:style-name="Standard">........aaaaaaaa............</text:p>
      <text:p text:style-name="Standard">{ visibilityFilter: 'SHOW_ALL',</text:p>
      <text:p text:style-name="Standard"><text:s text:c="2"/>todos:</text:p>
      <text:p text:style-name="Standard"><text:s text:c="3"/>[ { text: 'hi kirthi here', completed: false },</text:p>
      <text:p text:style-name="Standard"><text:s text:c="5"/>{ text: 'Learn about reducers', completed: false },</text:p>
      <text:p text:style-name="Standard"><text:s text:c="5"/>{ text: 'Learn about store', completed: false } ] }</text:p>
      <text:p text:style-name="Standard">{ visibilityFilter: 'SHOW_ALL',</text:p>
      <text:p text:style-name="Standard"><text:s text:c="2"/>todos:</text:p>
      <text:p text:style-name="Standard"><text:s text:c="3"/>[ { text: 'hi kirthi here', completed: true },</text:p>
      <text:p text:style-name="Standard"><text:s text:c="5"/>{ text: 'Learn about reducers', completed: false },</text:p>
      <text:p text:style-name="Standard"><text:s text:c="5"/>{ text: 'Learn about store', completed: false } ] }</text:p>
      <text:p text:style-name="Standard">{ visibilityFilter: 'SHOW_ALL',</text:p>
      <text:p text:style-name="Standard"><text:s text:c="2"/>todos:</text:p>
      <text:p text:style-name="Standard"><text:s text:c="3"/>[ { text: 'hi kirthi here', completed: true },</text:p>
      <text:p text:style-name="Standard"><text:s text:c="5"/>{ text: 'Learn about reducers', completed: true },</text:p>
      <text:p text:style-name="Standard"><text:s text:c="5"/>{ text: 'Learn about store', completed: false } ] }</text:p>
      <text:p text:style-name="Standard">{ visibilityFilter: 'SHOW_ALL',</text:p>
      <text:p text:style-name="Standard"><text:s text:c="2"/>todos:</text:p>
      <text:p text:style-name="Standard"><text:s text:c="3"/>[ { text: 'hi kirthi here', completed: true },</text:p>
      <text:p text:style-name="Standard"><text:s text:c="5"/>{ text: 'Learn about reducers', completed: true },</text:p>
      <text:p text:style-name="Standard"><text:s text:c="5"/>{ text: 'Learn about store', completed: true } ] }</text:p>
      <text:p text:style-name="Standard">I am at default</text:p>
      <text:p text:style-name="Standard">{ visibilityFilter: 'SHOW_COMPLETED',</text:p>
      <text:p text:style-name="Standard"><text:s text:c="2"/>todos:</text:p>
      <text:p text:style-name="Standard"><text:s text:c="3"/>[ { text: 'hi kirthi here', completed: true },</text:p>
      <text:p text:style-name="Standard"><text:s text:c="5"/>{ text: 'Learn about reducers', completed: true },</text:p>
      <text:p text:style-name="Standard"><text:s text:c="5"/>{ text: 'Learn about store', completed: true } ] }</text:p>
      <text:p text:style-name="Standard">I am at default</text:p>
      <text:p text:style-name="Standard">{ visibilityFilter: 'SHOW_ACTIVE',</text:p>
      <text:p text:style-name="Standard"><text:s text:c="2"/>todos:</text:p>
      <text:p text:style-name="Standard"><text:s text:c="3"/>[ { text: 'hi kirthi here', completed: true },</text:p>
      <text:p text:style-name="Standard"><text:s text:c="5"/>{ text: 'Learn about reducers', completed: true },</text:p>
      <text:p text:style-name="Standard"><text:s text:c="5"/>{ text: 'Learn about store', completed: true } ]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6:14:55.305274911</meta:creation-date>
    <dc:date>2019-01-08T16:20:37.492726214</dc:date>
    <meta:editing-duration>PT5M45S</meta:editing-duration>
    <meta:editing-cycles>1</meta:editing-cycles>
    <meta:document-statistic meta:table-count="0" meta:image-count="0" meta:object-count="0" meta:page-count="1" meta:paragraph-count="43" meta:word-count="235" meta:character-count="1595" meta:non-whitespace-character-count="1303"/>
    <meta:generator>LibreOffice/6.1.2.1$Linux_X86_64 LibreOffice_project/10$Build-1</meta:generator>
  </office:meta>
</office:document-meta>
</file>